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s" number:country="CL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0003"/>
    <style:style style:name="ce3" style:family="table-cell" style:parent-style-name="Default" style:data-style-name="N10003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ccoun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ientId:</text:p>
          </table:table-cell>
          <table:table-cell office:value-type="string" calcext:value-type="string">
            <text:p>bankId:</text:p>
          </table:table-cell>
          <table:table-cell office:value-type="string" calcext:value-type="string">
            <text:p>balance:</text:p>
          </table:table-cell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1,</text:p>
          </table:table-cell>
          <table:table-cell office:value-type="float" office:value="79069" calcext:value-type="float">
            <text:p>79069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3,</text:p>
          </table:table-cell>
          <table:table-cell office:value-type="float" office:value="136060" calcext:value-type="float">
            <text:p>13606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office:value-type="float" office:value="74908" calcext:value-type="float">
            <text:p>74908</text:p>
          </table:table-cell>
        </table:table-row>
        <table:table-row table:style-name="ro1">
          <table:table-cell table:number-columns-repeated="2" office:value-type="string" calcext:value-type="string">
            <text:p>2,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,</text:p>
          </table:table-cell>
          <table:table-cell office:value-type="float" office:value="116707" calcext:value-type="float">
            <text:p>116707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office:value-type="float" office:value="157627" calcext:value-type="float">
            <text:p>157627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4,</text:p>
          </table:table-cell>
          <table:table-cell office:value-type="float" office:value="136372" calcext:value-type="float">
            <text:p>136372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4,</text:p>
          </table:table-cell>
          <table:table-cell office:value-type="float" office:value="190204" calcext:value-type="float">
            <text:p>190204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4,</text:p>
          </table:table-cell>
          <table:table-cell office:value-type="float" office:value="149670" calcext:value-type="float">
            <text:p>149670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office:value-type="float" office:value="143321" calcext:value-type="float">
            <text:p>143321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4,</text:p>
          </table:table-cell>
          <table:table-cell office:value-type="float" office:value="67466" calcext:value-type="float">
            <text:p>67466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office:value-type="float" office:value="17956" calcext:value-type="float">
            <text:p>17956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float" office:value="43194" calcext:value-type="float">
            <text:p>43194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office:value-type="float" office:value="52245" calcext:value-type="float">
            <text:p>52245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,</text:p>
          </table:table-cell>
          <table:table-cell office:value-type="float" office:value="41562" calcext:value-type="float">
            <text:p>41562</text:p>
          </table:table-cell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float" office:value="138046" calcext:value-type="float">
            <text:p>138046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3,</text:p>
          </table:table-cell>
          <table:table-cell office:value-type="float" office:value="196964" calcext:value-type="float">
            <text:p>196964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3,</text:p>
          </table:table-cell>
          <table:table-cell office:value-type="float" office:value="73803" calcext:value-type="float">
            <text:p>73803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float" office:value="150402" calcext:value-type="float">
            <text:p>150402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1,</text:p>
          </table:table-cell>
          <table:table-cell office:value-type="float" office:value="122869" calcext:value-type="float">
            <text:p>122869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4,</text:p>
          </table:table-cell>
          <table:table-cell office:value-type="float" office:value="65223" calcext:value-type="float">
            <text:p>65223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3,</text:p>
          </table:table-cell>
          <table:table-cell office:value-type="float" office:value="143589" calcext:value-type="float">
            <text:p>143589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office:value-type="float" office:value="43346" calcext:value-type="float">
            <text:p>43346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1,</text:p>
          </table:table-cell>
          <table:table-cell office:value-type="float" office:value="60421" calcext:value-type="float">
            <text:p>60421</text:p>
          </table:table-cell>
        </table:table-row>
        <table:table-row table:style-name="ro1">
          <table:table-cell table:number-columns-repeated="2" office:value-type="string" calcext:value-type="string">
            <text:p>4,</text:p>
          </table:table-cell>
          <table:table-cell office:value-type="float" office:value="184110" calcext:value-type="float">
            <text:p>18411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4,</text:p>
          </table:table-cell>
          <table:table-cell office:value-type="float" office:value="195903" calcext:value-type="float">
            <text:p>195903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2,</text:p>
          </table:table-cell>
          <table:table-cell office:value-type="float" office:value="77649" calcext:value-type="float">
            <text:p>77649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4,</text:p>
          </table:table-cell>
          <table:table-cell office:value-type="float" office:value="28170" calcext:value-type="float">
            <text:p>28170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office:value-type="float" office:value="132850" calcext:value-type="float">
            <text:p>132850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office:value-type="float" office:value="139679" calcext:value-type="float">
            <text:p>139679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4,</text:p>
          </table:table-cell>
          <table:table-cell office:value-type="float" office:value="119808" calcext:value-type="float">
            <text:p>119808</text:p>
          </table:table-cell>
        </table:table-row>
        <table:table-row table:style-name="ro1">
          <table:table-cell table:number-columns-repeated="2" office:value-type="string" calcext:value-type="string">
            <text:p>4,</text:p>
          </table:table-cell>
          <table:table-cell office:value-type="float" office:value="109201" calcext:value-type="float">
            <text:p>109201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office:value-type="float" office:value="112529" calcext:value-type="float">
            <text:p>112529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office:value-type="float" office:value="137914" calcext:value-type="float">
            <text:p>137914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,</text:p>
          </table:table-cell>
          <table:table-cell office:value-type="float" office:value="122904" calcext:value-type="float">
            <text:p>122904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4,</text:p>
          </table:table-cell>
          <table:table-cell office:value-type="float" office:value="103142" calcext:value-type="float">
            <text:p>103142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office:value-type="float" office:value="69163" calcext:value-type="float">
            <text:p>69163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4,</text:p>
          </table:table-cell>
          <table:table-cell office:value-type="float" office:value="57812" calcext:value-type="float">
            <text:p>57812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office:value-type="float" office:value="32851" calcext:value-type="float">
            <text:p>32851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1,</text:p>
          </table:table-cell>
          <table:table-cell office:value-type="float" office:value="109763" calcext:value-type="float">
            <text:p>109763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3,</text:p>
          </table:table-cell>
          <table:table-cell office:value-type="float" office:value="147442" calcext:value-type="float">
            <text:p>147442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1,</text:p>
          </table:table-cell>
          <table:table-cell office:value-type="float" office:value="42217" calcext:value-type="float">
            <text:p>42217</text:p>
          </table:table-cell>
        </table:table-row>
        <table:table-row table:style-name="ro1">
          <table:table-cell table:number-columns-repeated="2" office:value-type="string" calcext:value-type="string">
            <text:p>1,</text:p>
          </table:table-cell>
          <table:table-cell office:value-type="float" office:value="39658" calcext:value-type="float">
            <text:p>39658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,</text:p>
          </table:table-cell>
          <table:table-cell office:value-type="float" office:value="8664" calcext:value-type="float">
            <text:p>8664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office:value-type="float" office:value="41915" calcext:value-type="float">
            <text:p>41915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1,</text:p>
          </table:table-cell>
          <table:table-cell office:value-type="float" office:value="31879" calcext:value-type="float">
            <text:p>31879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4,</text:p>
          </table:table-cell>
          <table:table-cell office:value-type="float" office:value="117795" calcext:value-type="float">
            <text:p>117795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4,</text:p>
          </table:table-cell>
          <table:table-cell office:value-type="float" office:value="108862" calcext:value-type="float">
            <text:p>108862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office:value-type="float" office:value="18550" calcext:value-type="float">
            <text:p>18550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number-columns-repeated="2" office:value-type="string" calcext:value-type="string">
            <text:p>1,</text:p>
          </table:table-cell>
          <table:table-cell office:value-type="float" office:value="39658" calcext:value-type="float">
            <text:p>39.658</text:p>
          </table:table-cell>
          <table:table-cell/>
          <table:table-cell table:formula="of:=[.C1]" office:value-type="float" office:value="39658" calcext:value-type="float">
            <text:p>39.6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1,</text:p>
          </table:table-cell>
          <table:table-cell office:value-type="float" office:value="60421" calcext:value-type="float">
            <text:p>60.421</text:p>
          </table:table-cell>
          <table:table-cell/>
          <table:table-cell table:formula="of:=[.C2]" office:value-type="float" office:value="60421" calcext:value-type="float">
            <text:p>60.4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1,</text:p>
          </table:table-cell>
          <table:table-cell office:value-type="float" office:value="79069" calcext:value-type="float">
            <text:p>79.069</text:p>
          </table:table-cell>
          <table:table-cell/>
          <table:table-cell table:formula="of:=[.C3]" office:value-type="float" office:value="79069" calcext:value-type="float">
            <text:p>79.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office:value-type="float" office:value="52245" calcext:value-type="float">
            <text:p>52.2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office:value-type="float" office:value="132850" calcext:value-type="float">
            <text:p>132.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office:value-type="float" office:value="18550" calcext:value-type="float">
            <text:p>18.550</text:p>
          </table:table-cell>
          <table:table-cell/>
          <table:table-cell table:formula="of:=SUM([.C4:.C6])" office:value-type="float" office:value="203645" calcext:value-type="float">
            <text:p>203.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1,</text:p>
          </table:table-cell>
          <table:table-cell office:value-type="float" office:value="122869" calcext:value-type="float">
            <text:p>122.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1,</text:p>
          </table:table-cell>
          <table:table-cell office:value-type="float" office:value="109763" calcext:value-type="float">
            <text:p>109.7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1,</text:p>
          </table:table-cell>
          <table:table-cell office:value-type="float" office:value="31879" calcext:value-type="float">
            <text:p>31.879</text:p>
          </table:table-cell>
          <table:table-cell/>
          <table:table-cell table:formula="of:=SUM([.C7:.C9])" office:value-type="float" office:value="264511" calcext:value-type="float">
            <text:p>264.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office:value-type="float" office:value="41915" calcext:value-type="float">
            <text:p>41.915</text:p>
          </table:table-cell>
          <table:table-cell/>
          <table:table-cell table:formula="of:=[.C10]" office:value-type="float" office:value="41915" calcext:value-type="float">
            <text:p>41.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1,</text:p>
          </table:table-cell>
          <table:table-cell office:value-type="float" office:value="42217" calcext:value-type="float">
            <text:p>42.217</text:p>
          </table:table-cell>
          <table:table-cell office:value-type="float" office:value="7" calcext:value-type="float">
            <text:p>7</text:p>
          </table:table-cell>
          <table:table-cell table:formula="of:=[.C11]" office:value-type="float" office:value="42217" calcext:value-type="float">
            <text:p>42.217</text:p>
          </table:table-cell>
          <table:table-cell/>
          <table:table-cell table:formula="of:=SUM([.C1:.C11])" office:value-type="float" office:value="731436" calcext:value-type="float">
            <text:p>731436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2,</text:p>
          </table:table-cell>
          <table:table-cell table:style-name="ce3" office:value-type="float" office:value="4391" calcext:value-type="float">
            <text:p>4.391</text:p>
          </table:table-cell>
          <table:table-cell table:style-name="ce1"/>
          <table:table-cell table:style-name="ce3" table:formula="of:=[.C12]" office:value-type="float" office:value="4391" calcext:value-type="float">
            <text:p>4.391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3,</text:p>
          </table:table-cell>
          <table:table-cell table:style-name="ce1" office:value-type="string" calcext:value-type="string">
            <text:p>2,</text:p>
          </table:table-cell>
          <table:table-cell table:style-name="ce3" office:value-type="float" office:value="138046" calcext:value-type="float">
            <text:p>138.046</text:p>
          </table:table-cell>
          <table:table-cell table:style-name="ce1"/>
          <table:table-cell table:style-name="ce3" table:formula="of:=[.C13]" office:value-type="float" office:value="138046" calcext:value-type="float">
            <text:p>138.046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5,</text:p>
          </table:table-cell>
          <table:table-cell table:style-name="ce1" office:value-type="string" calcext:value-type="string">
            <text:p>2,</text:p>
          </table:table-cell>
          <table:table-cell table:style-name="ce3" office:value-type="float" office:value="77649" calcext:value-type="float">
            <text:p>77.649</text:p>
          </table:table-cell>
          <table:table-cell table:style-name="ce1"/>
          <table:table-cell table:style-name="ce3" table:formula="of:=[.C14]" office:value-type="float" office:value="77649" calcext:value-type="float">
            <text:p>77.649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6,</text:p>
          </table:table-cell>
          <table:table-cell table:style-name="ce1" office:value-type="string" calcext:value-type="string">
            <text:p>2,</text:p>
          </table:table-cell>
          <table:table-cell table:style-name="ce3" office:value-type="float" office:value="116707" calcext:value-type="float">
            <text:p>116.707</text:p>
          </table:table-cell>
          <table:table-cell table:style-name="ce1"/>
          <table:table-cell table:style-name="ce3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6,</text:p>
          </table:table-cell>
          <table:table-cell table:style-name="ce1" office:value-type="string" calcext:value-type="string">
            <text:p>2,</text:p>
          </table:table-cell>
          <table:table-cell table:style-name="ce3" office:value-type="float" office:value="41562" calcext:value-type="float">
            <text:p>41.562</text:p>
          </table:table-cell>
          <table:table-cell table:style-name="ce1"/>
          <table:table-cell table:style-name="ce3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6,</text:p>
          </table:table-cell>
          <table:table-cell table:style-name="ce1" office:value-type="string" calcext:value-type="string">
            <text:p>2,</text:p>
          </table:table-cell>
          <table:table-cell table:style-name="ce3" office:value-type="float" office:value="122904" calcext:value-type="float">
            <text:p>122.904</text:p>
          </table:table-cell>
          <table:table-cell table:style-name="ce1"/>
          <table:table-cell table:style-name="ce3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6,</text:p>
          </table:table-cell>
          <table:table-cell table:style-name="ce1" office:value-type="string" calcext:value-type="string">
            <text:p>2,</text:p>
          </table:table-cell>
          <table:table-cell table:style-name="ce3" office:value-type="float" office:value="8664" calcext:value-type="float">
            <text:p>8.664</text:p>
          </table:table-cell>
          <table:table-cell table:style-name="ce1"/>
          <table:table-cell table:style-name="ce3" table:formula="of:=SUM([.C15:.C18])" office:value-type="float" office:value="289837" calcext:value-type="float">
            <text:p>289.837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8,</text:p>
          </table:table-cell>
          <table:table-cell table:style-name="ce1" office:value-type="string" calcext:value-type="string">
            <text:p>2,</text:p>
          </table:table-cell>
          <table:table-cell table:style-name="ce3" office:value-type="float" office:value="69163" calcext:value-type="float">
            <text:p>69.163</text:p>
          </table:table-cell>
          <table:table-cell table:style-name="ce1"/>
          <table:table-cell table:style-name="ce3" table:formula="of:=[.C19]" office:value-type="float" office:value="69163" calcext:value-type="float">
            <text:p>69.163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9,</text:p>
          </table:table-cell>
          <table:table-cell table:style-name="ce1" office:value-type="string" calcext:value-type="string">
            <text:p>2,</text:p>
          </table:table-cell>
          <table:table-cell table:style-name="ce3" office:value-type="float" office:value="43194" calcext:value-type="float">
            <text:p>43.194</text:p>
          </table:table-cell>
          <table:table-cell table:style-name="ce1"/>
          <table:table-cell table:style-name="ce3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9,</text:p>
          </table:table-cell>
          <table:table-cell table:style-name="ce1" office:value-type="string" calcext:value-type="string">
            <text:p>2,</text:p>
          </table:table-cell>
          <table:table-cell table:style-name="ce3" office:value-type="float" office:value="150402" calcext:value-type="float">
            <text:p>150.402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SUM([.C20:.C21])" office:value-type="float" office:value="193596" calcext:value-type="float">
            <text:p>193.596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office:value-type="float" office:value="157627" calcext:value-type="float">
            <text:p>157.6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office:value-type="float" office:value="139679" calcext:value-type="float">
            <text:p>139.6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office:value-type="float" office:value="137914" calcext:value-type="float">
            <text:p>137.914</text:p>
          </table:table-cell>
          <table:table-cell/>
          <table:table-cell table:formula="of:=SUM([.C22:.C24])" office:value-type="float" office:value="435220" calcext:value-type="float">
            <text:p>435.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office:value-type="float" office:value="143321" calcext:value-type="float">
            <text:p>143.3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office:value-type="float" office:value="17956" calcext:value-type="float">
            <text:p>17.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office:value-type="float" office:value="32851" calcext:value-type="float">
            <text:p>32.851</text:p>
          </table:table-cell>
          <table:table-cell/>
          <table:table-cell table:formula="of:=SUM([.C25:.C27])" office:value-type="float" office:value="194128" calcext:value-type="float">
            <text:p>194.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3,</text:p>
          </table:table-cell>
          <table:table-cell office:value-type="float" office:value="136060" calcext:value-type="float">
            <text:p>136.0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3,</text:p>
          </table:table-cell>
          <table:table-cell office:value-type="float" office:value="196964" calcext:value-type="float">
            <text:p>196.964</text:p>
          </table:table-cell>
          <table:table-cell/>
          <table:table-cell table:formula="of:=SUM([.C28:.C29])" office:value-type="float" office:value="333024" calcext:value-type="float">
            <text:p>333.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3,</text:p>
          </table:table-cell>
          <table:table-cell office:value-type="float" office:value="143589" calcext:value-type="float">
            <text:p>143.589</text:p>
          </table:table-cell>
          <table:table-cell/>
          <table:table-cell table:formula="of:=[.C30]" office:value-type="float" office:value="143589" calcext:value-type="float">
            <text:p>143.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3,</text:p>
          </table:table-cell>
          <table:table-cell office:value-type="float" office:value="73803" calcext:value-type="float">
            <text:p>73.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3,</text:p>
          </table:table-cell>
          <table:table-cell office:value-type="float" office:value="147442" calcext:value-type="float">
            <text:p>147.442</text:p>
          </table:table-cell>
          <table:table-cell/>
          <table:table-cell table:formula="of:=SUM([.C31:.C32])" office:value-type="float" office:value="221245" calcext:value-type="float">
            <text:p>221.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office:value-type="float" office:value="74908" calcext:value-type="float">
            <text:p>74.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office:value-type="float" office:value="43346" calcext:value-type="float">
            <text:p>43.3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office:value-type="float" office:value="112529" calcext:value-type="float">
            <text:p>112.529</text:p>
          </table:table-cell>
          <table:table-cell office:value-type="float" office:value="6" calcext:value-type="float">
            <text:p>6</text:p>
          </table:table-cell>
          <table:table-cell table:formula="of:=SUM([.C33:.C35])" office:value-type="float" office:value="230783" calcext:value-type="float">
            <text:p>230.7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108862" calcext:value-type="float">
            <text:p>108.862</text:p>
          </table:table-cell>
          <table:table-cell table:style-name="ce1"/>
          <table:table-cell table:formula="of:=[.C36]" office:value-type="float" office:value="108862" calcext:value-type="float">
            <text:p>108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67466" calcext:value-type="float">
            <text:p>67.466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2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57812" calcext:value-type="float">
            <text:p>57.812</text:p>
          </table:table-cell>
          <table:table-cell table:style-name="ce1"/>
          <table:table-cell table:formula="of:=SUM([.C37:.C38])" office:value-type="float" office:value="125278" calcext:value-type="float">
            <text:p>125.278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string" calcext:value-type="string">
            <text:p>4,</text:p>
          </table:table-cell>
          <table:table-cell table:style-name="ce3" office:value-type="float" office:value="184110" calcext:value-type="float">
            <text:p>184.110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4,</text:p>
          </table:table-cell>
          <table:table-cell table:style-name="ce3" office:value-type="float" office:value="109201" calcext:value-type="float">
            <text:p>109.201</text:p>
          </table:table-cell>
          <table:table-cell table:style-name="ce1"/>
          <table:table-cell table:formula="of:=SUM([.C39:.C40])" office:value-type="float" office:value="293311" calcext:value-type="float">
            <text:p>293.3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136372" calcext:value-type="float">
            <text:p>136.372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5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149670" calcext:value-type="float">
            <text:p>149.67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5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65223" calcext:value-type="float">
            <text:p>65.223</text:p>
          </table:table-cell>
          <table:table-cell table:style-name="ce1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103142" calcext:value-type="float">
            <text:p>103.142</text:p>
          </table:table-cell>
          <table:table-cell table:style-name="ce1"/>
          <table:table-cell table:formula="of:=SUM([.C41:.C44])" office:value-type="float" office:value="454407" calcext:value-type="float">
            <text:p>454.4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190204" calcext:value-type="float">
            <text:p>190.204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7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119808" calcext:value-type="float">
            <text:p>119.808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7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117795" calcext:value-type="float">
            <text:p>117.795</text:p>
          </table:table-cell>
          <table:table-cell table:style-name="ce1"/>
          <table:table-cell table:formula="of:=SUM([.C45:.C47])" office:value-type="float" office:value="427807" calcext:value-type="float">
            <text:p>427.8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195903" calcext:value-type="float">
            <text:p>195.903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8,</text:p>
          </table:table-cell>
          <table:table-cell table:style-name="ce1" office:value-type="string" calcext:value-type="string">
            <text:p>4,</text:p>
          </table:table-cell>
          <table:table-cell table:style-name="ce3" office:value-type="float" office:value="28170" calcext:value-type="float">
            <text:p>28.170</text:p>
          </table:table-cell>
          <table:table-cell table:style-name="ce1" office:value-type="float" office:value="6" calcext:value-type="float">
            <text:p>6</text:p>
          </table:table-cell>
          <table:table-cell table:formula="of:=SUM([.C48:.C49])" office:value-type="float" office:value="224073" calcext:value-type="float">
            <text:p>224.073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accounts.A37:accounts.A5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4.A36:Sheet4.C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23:36:26.927289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7:25:27.225943391</meta:creation-date>
    <dc:date>2021-01-22T01:27:29.788525767</dc:date>
    <meta:editing-duration>PT55M9S</meta:editing-duration>
    <meta:editing-cycles>6</meta:editing-cycles>
    <meta:generator>LibreOffice/6.0.7.3$Linux_X86_64 LibreOffice_project/00m0$Build-3</meta:generator>
    <meta:document-statistic meta:table-count="2" meta:cell-count="328" meta:object-count="0"/>
  </office:meta>
</office:document-meta>
</file>